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1" svg:font-family="Menlo-Regular"/>
    <style:font-face style:name="Arial Unicode MS" svg:font-family="'Arial Unicode MS'" style:font-pitch="variable"/>
    <style:font-face style:name="Menlo-Regular" svg:font-family="Menlo-Regular" style:font-pitch="variable"/>
    <style:font-face style:name="PingFang SC" svg:font-family="'PingFang SC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71cm" fo:min-width="4.066cm"/>
    </style:style>
    <style:style style:name="gr2" style:family="graphic" style:parent-style-name="standard">
      <style:graphic-properties draw:fill="solid" draw:fill-color="#f5f5f5" draw:textarea-horizontal-align="justify" draw:textarea-vertical-align="middle" draw:auto-grow-height="false" fo:min-height="15.585cm" fo:min-width="6.78cm"/>
    </style:style>
    <style:style style:name="gr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1.213cm" fo:min-width="5.65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13cm" fo:min-width="5.65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7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7.73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Dot" svg:stroke-width="0.035cm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078cm" fo:min-width="8.152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ash" svg:stroke-width="0.035cm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solid" draw:fill-color="#ffffff" draw:opacity="0%" draw:textarea-horizontal-align="left" draw:auto-grow-height="true" draw:auto-grow-width="true" fo:min-height="4.078cm" fo:min-width="3.99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5.9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5.8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5.55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62cm" fo:min-width="4.333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62cm" fo:min-width="4.19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5f5f5"/>
      <style:paragraph-properties fo:text-align="center"/>
    </style:style>
    <style:style style:name="P3" style:family="paragraph"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4" style:family="paragraph">
      <loext:graphic-properties draw:fill="solid" draw:fill-color="#ffffff"/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5" style:family="paragraph">
      <loext:graphic-properties draw:fill="none"/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972f" loext:opacity="100%" style:font-name="DejaVu Sans Mono" fo:font-size="11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ffffff" loext:opacity="100%" style:font-name="DejaVu Sans Mono" fo:font-size="11pt" style:font-name-asian="Menlo-Regular1" style:font-size-asian="12pt" style:font-name-complex="Menlo-Regular1" style:font-size-complex="12pt"/>
    </style:style>
    <style:style style:name="P9" style:family="paragraph">
      <loext:graphic-properties draw:fill="none"/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ffffff" loext:opacity="100%" style:font-name="DejaVu Sans Mono" fo:font-size="11pt" style:font-name-asian="Menlo-Regular1" style:font-size-asian="12pt" style:font-name-complex="Menlo-Regular1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.046cm"/>
        </style:tab-stops>
      </style:paragraph-properties>
      <style:text-properties fo:color="#ffffff" loext:opacity="100%" style:font-name="DejaVu Sans Mono" fo:font-size="11pt" style:font-name-asian="Menlo-Regular1" style:font-size-asian="12pt" style:font-name-complex="Menlo-Regular1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DejaVu Sans Mono" fo:font-size="11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DejaVu Sans Mono" fo:font-size="11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text-align="center"/>
      <style:text-properties style:font-name="DejaVu Sans Mono" fo:font-size="11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ejaVu Sans Mono" fo:font-size="11pt"/>
    </style:style>
    <style:style style:name="P17" style:family="paragraph">
      <loext:graphic-properties draw:fill="solid" draw:fill-color="#ffffff" draw:opacity="0%"/>
      <style:paragraph-properties fo:text-align="start" style:writing-mode="lr-tb"/>
      <style:text-properties style:font-name="DejaVu Sans Mono" fo:font-size="11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style:font-name="DejaVu Sans Mono" fo:font-size="11pt"/>
    </style:style>
    <style:style style:name="P20" style:family="paragraph">
      <loext:graphic-properties draw:fill="none" draw:fill-color="#ffffff"/>
      <style:paragraph-properties style:writing-mode="lr-tb"/>
      <style:text-properties fo:color="#3465a4" loext:opacity="100%" style:font-name="DejaVu Sans Mono" fo:font-size="11pt" fo:font-weight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3465a4" loext:opacity="100%" style:font-name="DejaVu Sans Mono" fo:font-size="11pt" fo:font-weight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enlo-Regular1" style:font-size-asian="12pt" style:font-style-asian="normal" style:font-weight-asian="normal" style:font-name-complex="Menl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972f" loext:opacity="100%" style:font-name="DejaVu Sans Mono" fo:font-size="11pt" fo:font-style="italic" style:font-size-asian="12pt" style:font-style-asian="italic" style:font-size-complex="12pt" style:font-style-complex="italic"/>
    </style:style>
    <style:style style:name="T3" style:family="text">
      <style:text-properties style:font-name="DejaVu Sans Mono" fo:font-size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465a4" loext:opacity="100%" style:font-name="DejaVu Sans Mono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66cm" svg:height="0.621cm" svg:x="7.323cm" svg:y="20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8cm" svg:height="15.835cm" svg:x="20.039cm" svg:y="1.7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35cm" svg:height="1.657cm" svg:x="20.57cm" svg:y="1.974cm">
          <text:p text:style-name="P3"><text:span text:style-name="T1">OUTPUT_LANG_TSV</text:span></text:p>
          <text:p text:style-name="P3"><text:span text:style-name="T1">00_tsv_Polish_pl_output(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.35cm" svg:height="1.657cm" svg:x="0.68cm" svg:y="1.973cm">
          <text:p text:style-name="P3"><text:span text:style-name="T1">SOURCE_enUS_TSV</text:span></text:p>
          <text:p text:style-name="P3"><text:span text:style-name="T1">01_tsv_English_US_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943cm" svg:height="0.775cm" svg:x="0.486cm" svg:y="20.422cm">
          <draw:text-box>
            <text:p text:style-name="P6"><text:span text:style-name="T2">ExportDataflowDiagram_pl.odg </text:span><text:span text:style-name="T2"><text:date style:data-style-name="D1" text:date-value="2021-02-09">2/9/21</text:date></text:span><text:span text:style-name="T2"><text:s/></text:span><text:span text:style-name="T2"><text:time style:data-style-name="T1" text:time-value="00:00:00">11:52:08 AM</text:time></text:span></text:p>
          </draw:text-box>
        </draw:frame>
        <draw:custom-shape draw:style-name="gr4" draw:text-style-name="P9" xml:id="id9" draw:id="id9" draw:layer="layout" svg:width="6.35cm" svg:height="1.657cm" svg:x="0.68cm" svg:y="6.879cm">
          <text:p text:style-name="P8"><text:span text:style-name="T1">SOURCE_enUS_DROID</text:span></text:p>
          <text:p text:style-name="P8"><text:span text:style-name="T1">English_US//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3" draw:id="id3" draw:layer="layout" svg:width="6.35cm" svg:height="1.657cm" svg:x="0.68cm" svg:y="8.739cm">
          <text:p text:style-name="P8"><text:span text:style-name="T1">SOURCE_LANG_DROID</text:span></text:p>
          <text:p text:style-name="P8"><text:span text:style-name="T1">Polish//values-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7" draw:id="id7" draw:layer="layout" svg:width="6.35cm" svg:height="1.657cm" svg:x="0.68cm" svg:y="13.754cm">
          <text:p text:style-name="P8"><text:span text:style-name="T1">SOURCE_enUS_APPLE</text:span></text:p>
          <text:p text:style-name="P8"><text:span text:style-name="T1">English_US//en.xliff,*.js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5" draw:id="id5" draw:layer="layout" svg:width="6.35cm" svg:height="1.657cm" svg:x="0.68cm" svg:y="15.576cm">
          <text:p text:style-name="P8"><text:span text:style-name="T1">SOURCE_LANG_APPLE</text:span></text:p>
          <text:p text:style-name="P10"><text:span text:style-name="T1">Polish//pl.xliff, *.js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4" draw:id="id4" draw:layer="layout" svg:width="6.35cm" svg:height="1.657cm" svg:x="8.46cm" svg:y="8.739cm">
          <text:p text:style-name="P8"><text:span text:style-name="T1">droid_combo.t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1" draw:layer="layout" svg:x1="7.03cm" svg:y1="2.801cm" svg:x2="20.57cm" svg:y2="2.802cm" draw:start-shape="id1" draw:start-glue-point="1" draw:end-shape="id2" draw:end-glue-point="3" svg:d="M7030 2801h6771v1h6769" svg:viewBox="0 0 13541 2">
          <text:p/>
        </draw:connector>
        <draw:frame draw:style-name="gr7" draw:text-style-name="P13" draw:layer="layout" svg:width="7.255cm" svg:height="2.516cm" svg:x="6.447cm" svg:y="10.473cm">
          <draw:text-box>
            <text:p text:style-name="P12"><text:span text:style-name="T3">Process: </text:span></text:p>
            <text:p text:style-name="P12"><text:span text:style-name="T3">• </text:span><text:span text:style-name="T3">merge enUS &amp; LANG values</text:span></text:p>
            <text:p text:style-name="P12"><text:span text:style-name="T3">Report: </text:span></text:p>
            <text:p text:style-name="P12"><text:span text:style-name="T3">• </text:span><text:span text:style-name="T3">diff add/drop rows (keyset)</text:span></text:p>
            <text:p text:style-name="P12"><text:span text:style-name="T3">Fix: update Android source</text:span></text:p>
          </draw:text-box>
        </draw:frame>
        <draw:custom-shape draw:style-name="gr4" draw:text-style-name="P9" xml:id="id6" draw:id="id6" draw:layer="layout" svg:width="6.35cm" svg:height="1.657cm" svg:x="8.46cm" svg:y="15.576cm">
          <text:p text:style-name="P8"><text:span text:style-name="T1">apple_combo.t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8.23cm" svg:height="2.969cm" svg:x="6.392cm" svg:y="17.293cm">
          <draw:text-box>
            <text:p text:style-name="P12"><text:span text:style-name="T3">Process:</text:span></text:p>
            <text:p text:style-name="P12"><text:span text:style-name="T3">• </text:span><text:span text:style-name="T3">diff enUS/Lang base/lang/note </text:span></text:p>
            <text:p text:style-name="P12"><text:span text:style-name="T4">Report:</text:span></text:p>
            <text:p text:style-name="P14"><text:span text:style-name="T4">• </text:span><text:span text:style-name="T4">key_apple should be matched set</text:span></text:p>
            <text:p text:style-name="P14"><text:span text:style-name="T4">• </text:span><text:span text:style-name="T3">base_value/note mismatch</text:span></text:p>
            <text:p text:style-name="P14"><text:span text:style-name="T3">Fix: update Apple xliff</text:span></text:p>
          </draw:text-box>
        </draw:frame>
        <draw:connector draw:style-name="gr9" draw:text-style-name="P15" xml:id="id10" draw:id="id10" draw:layer="layout" svg:x1="7.03cm" svg:y1="9.567cm" svg:x2="8.46cm" svg:y2="9.567cm" draw:start-shape="id3" draw:start-glue-point="1" draw:end-shape="id4" draw:end-glue-point="3" svg:d="M7030 9567h1430" svg:viewBox="0 0 1431 1">
          <text:p/>
        </draw:connector>
        <draw:connector draw:style-name="gr10" draw:text-style-name="P15" xml:id="id8" draw:id="id8" draw:layer="layout" svg:x1="7.03cm" svg:y1="16.404cm" svg:x2="8.46cm" svg:y2="16.404cm" draw:start-shape="id5" draw:start-glue-point="1" draw:end-shape="id6" draw:end-glue-point="3" svg:d="M7030 16404h1430" svg:viewBox="0 0 1431 1">
          <text:p/>
        </draw:connector>
        <draw:connector draw:style-name="gr11" draw:text-style-name="P15" draw:layer="layout" svg:x1="7.03cm" svg:y1="14.582cm" svg:x2="7.745cm" svg:y2="16.404cm" draw:start-shape="id7" draw:start-glue-point="1" draw:end-shape="id8" draw:end-glue-point="0" svg:d="M7030 14582h715v1822" svg:viewBox="0 0 716 1823">
          <text:p/>
        </draw:connector>
        <draw:connector draw:style-name="gr12" draw:text-style-name="P15" draw:layer="layout" svg:x1="7.03cm" svg:y1="7.707cm" svg:x2="7.745cm" svg:y2="9.567cm" draw:start-shape="id9" draw:start-glue-point="1" draw:end-shape="id10" draw:end-glue-point="0" svg:d="M7030 7707h715v1860" svg:viewBox="0 0 716 1861">
          <text:p/>
        </draw:connector>
        <draw:frame draw:style-name="gr13" draw:text-style-name="P16" draw:layer="layout" svg:width="8.652cm" svg:height="4.328cm" svg:x="9.238cm" svg:y="0.692cm">
          <draw:text-box>
            <text:p text:style-name="P14"><text:span text:style-name="T3">Process: </text:span></text:p>
            <text:p text:style-name="P14"><text:span text:style-name="T3">• </text:span><text:span text:style-name="T3">add/drop: umatched row(s) (@key)</text:span></text:p>
            <text:p text:style-name="P14"><text:span text:style-name="T3">• </text:span><text:span text:style-name="T3">overwrite: base_value, base_note</text:span></text:p>
            <text:p text:style-name="P14"><text:span text:style-name="T3">• </text:span><text:span text:style-name="T3">preserve: lang_value, lang_note</text:span></text:p>
            <text:p text:style-name="P14"><text:span text:style-name="T3"/></text:p>
            <text:p text:style-name="P14"><text:span text:style-name="T3">Report: </text:span></text:p>
            <text:p text:style-name="P14"><text:span text:style-name="T3">• </text:span><text:span text:style-name="T3">add/drop rows</text:span></text:p>
            <text:p text:style-name="P14"><text:span text:style-name="T4">• </text:span><text:span text:style-name="T3">changed value/note (@either key)</text:span></text:p>
            <text:p text:style-name="P14"><text:span text:style-name="T3">Fix: update enUS TSV file</text:span></text:p>
          </draw:text-box>
        </draw:frame>
        <draw:connector draw:style-name="gr14" draw:text-style-name="P15" draw:layer="layout" svg:x1="14.81cm" svg:y1="9.567cm" svg:x2="20.57cm" svg:y2="9.567cm" draw:start-shape="id4" draw:start-glue-point="1" draw:end-shape="id11" draw:end-glue-point="3" svg:d="M14810 9567h5760" svg:viewBox="0 0 5761 1">
          <text:p/>
        </draw:connector>
        <draw:custom-shape draw:style-name="gr3" draw:text-style-name="P4" xml:id="id11" draw:id="id11" draw:layer="layout" svg:width="6.35cm" svg:height="1.657cm" svg:x="20.57cm" svg:y="8.739cm">
          <text:p text:style-name="P3"><text:span text:style-name="T1">OUTPUT_LANG_TSV</text:span></text:p>
          <text:p text:style-name="P3"><text:span text:style-name="T1">00_tsv_Polish_pl_output(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6.35cm" svg:height="1.657cm" svg:x="20.57cm" svg:y="15.576cm">
          <text:p text:style-name="P3"><text:span text:style-name="T1">OUTPUT_LANG_TSV</text:span></text:p>
          <text:p text:style-name="P3"><text:span text:style-name="T1">00_tsv_Polish_pl_output(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5" draw:layer="layout" svg:x1="23.745cm" svg:y1="3.631cm" svg:x2="23.745cm" svg:y2="8.739cm" draw:start-shape="id2" draw:start-glue-point="2" draw:end-shape="id11" draw:end-glue-point="0" svg:d="M23745 3631v5108" svg:viewBox="0 0 1 5109">
          <text:p/>
        </draw:connector>
        <draw:connector draw:style-name="gr15" draw:text-style-name="P15" draw:layer="layout" svg:x1="23.745cm" svg:y1="10.396cm" svg:x2="23.745cm" svg:y2="15.576cm" draw:start-shape="id11" draw:start-glue-point="2" draw:end-shape="id12" draw:end-glue-point="0" svg:d="M23745 10396v5180" svg:viewBox="0 0 1 5181">
          <text:p/>
        </draw:connector>
        <draw:connector draw:style-name="gr16" draw:text-style-name="P15" draw:layer="layout" svg:x1="14.81cm" svg:y1="16.404cm" svg:x2="20.57cm" svg:y2="16.404cm" draw:start-shape="id6" draw:start-glue-point="1" draw:end-shape="id12" draw:end-glue-point="3" svg:d="M14810 16404h5760" svg:viewBox="0 0 5761 1">
          <text:p/>
        </draw:connector>
        <draw:frame draw:style-name="gr17" draw:text-style-name="P17" draw:layer="layout" svg:width="4.494cm" svg:height="4.328cm" svg:x="15.178cm" svg:y="7.85cm">
          <draw:text-box>
            <text:p text:style-name="P12"><text:span text:style-name="T3">Process:</text:span></text:p>
            <text:p text:style-name="P12"><text:span text:style-name="T3">• </text:span><text:span text:style-name="T3">overwrite value</text:span></text:p>
            <text:p text:style-name="P12"><text:span text:style-name="T3"><text:s text:c="2"/></text:span><text:span text:style-name="T3">(@key_droid)</text:span></text:p>
            <text:p text:style-name="P12"><text:span text:style-name="T3"/></text:p>
            <text:p text:style-name="P12"><text:span text:style-name="T3">Report:</text:span></text:p>
            <text:p text:style-name="P12"><text:span text:style-name="T3">• </text:span><text:span text:style-name="T3">add/drop row</text:span></text:p>
            <text:p text:style-name="P12"><text:span text:style-name="T3"><text:s text:c="2"/></text:span><text:span text:style-name="T3">(keyset match)</text:span></text:p>
            <text:p text:style-name="P12"><text:span text:style-name="T4">• </text:span><text:span text:style-name="T3">changed value</text:span></text:p>
            <text:p text:style-name="P12"><text:span text:style-name="T3"><text:s text:c="2"/></text:span><text:span text:style-name="T3">(@key_droid)</text:span></text:p>
          </draw:text-box>
        </draw:frame>
        <draw:frame draw:style-name="gr18" draw:text-style-name="P13" draw:layer="layout" svg:width="6.407cm" svg:height="5.687cm" svg:x="15.178cm" svg:y="14.713cm">
          <draw:text-box>
            <text:p text:style-name="P12"><text:span text:style-name="T3">Process: </text:span></text:p>
            <text:p text:style-name="P12"><text:span text:style-name="T3">• </text:span><text:span text:style-name="T3">overwrite: value</text:span></text:p>
            <text:p text:style-name="P12"><text:span text:style-name="T3"><text:s text:c="2"/></text:span><text:span text:style-name="T3">(@key_apple)</text:span></text:p>
            <text:p text:style-name="P12"><text:span text:style-name="T3"/></text:p>
            <text:p text:style-name="P12"><text:span text:style-name="T3">Report: </text:span></text:p>
            <text:p text:style-name="P12"><text:span text:style-name="T3">• </text:span><text:span text:style-name="T3">add/drop rows</text:span></text:p>
            <text:p text:style-name="P12"><text:span text:style-name="T3"><text:s text:c="2"/></text:span><text:span text:style-name="T3">(keyset match)</text:span></text:p>
            <text:p text:style-name="P12"><text:span text:style-name="T3">• </text:span><text:span text:style-name="T3">value changed</text:span></text:p>
            <text:p text:style-name="P12"><text:span text:style-name="T3"><text:s text:c="2"/></text:span><text:span text:style-name="T3">(@key_apple)</text:span></text:p>
            <text:p text:style-name="P12"><text:span text:style-name="T3">• </text:span><text:span text:style-name="T3">post check: key pairing</text:span></text:p>
            <text:p text:style-name="P12"><text:span text:style-name="T3">Translation: </text:span></text:p>
            <text:p text:style-name="P12"><text:span text:style-name="T3">• </text:span><text:span text:style-name="T3">provides edit list(s)</text:span></text:p>
          </draw:text-box>
        </draw:frame>
        <draw:frame draw:style-name="gr19" draw:text-style-name="P19" draw:layer="layout" svg:width="6.09cm" svg:height="1.61cm" svg:x="0.68cm" svg:y="3.865cm">
          <draw:text-box>
            <text:p><text:span text:style-name="T3">Process:</text:span></text:p>
            <text:p text:style-name="P18"><text:span text:style-name="T4">• </text:span><text:span text:style-name="T4">pre-check: key pairing</text:span></text:p>
            <text:p text:style-name="P18"><text:span text:style-name="T4">• </text:span><text:span text:style-name="T4">add: key pairing</text:span></text:p>
          </draw:text-box>
        </draw:frame>
        <draw:frame draw:style-name="gr20" draw:text-style-name="P20" draw:layer="layout" svg:width="6.323cm" svg:height="0.712cm" svg:x="0.68cm" svg:y="6.244cm">
          <draw:text-box>
            <text:p><text:span text:style-name="T5">Android Source Code Files</text:span></text:p>
          </draw:text-box>
        </draw:frame>
        <draw:frame draw:style-name="gr21" draw:text-style-name="P20" draw:layer="layout" svg:width="6.057cm" svg:height="0.712cm" svg:x="0.68cm" svg:y="13.1cm">
          <draw:text-box>
            <text:p><text:span text:style-name="T5">Apple Source Code Files</text:span></text:p>
          </draw:text-box>
        </draw:frame>
        <draw:frame draw:style-name="gr22" draw:text-style-name="P21" draw:layer="layout" svg:width="5.624cm" svg:height="1.157cm" svg:x="1.063cm" svg:y="0.958cm">
          <draw:text-box>
            <text:p text:style-name="P6"><text:span text:style-name="T5">English Spreadsheet</text:span></text:p>
            <text:p text:style-name="P6"><text:span text:style-name="T5">(key pairing document)</text:span></text:p>
          </draw:text-box>
        </draw:frame>
        <draw:frame draw:style-name="gr23" draw:text-style-name="P21" draw:layer="layout" svg:width="5.857cm" svg:height="1.157cm" svg:x="20.797cm" svg:y="0.577cm">
          <draw:text-box>
            <text:p text:style-name="P6"><text:span text:style-name="T5">Translation Spreadsheet</text:span></text:p>
            <text:p text:style-name="P6"><text:span text:style-name="T5">(output progressio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1" svg:font-family="Menlo-Regular"/>
    <style:font-face style:name="Arial Unicode MS" svg:font-family="'Arial Unicode MS'" style:font-pitch="variable"/>
    <style:font-face style:name="Menlo-Regular" svg:font-family="Menlo-Regular" style:font-pitch="variable"/>
    <style:font-face style:name="PingFang SC" svg:font-family="'PingFang SC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12" draw:display-name="Arrowheads 12" svg:viewBox="0 0 3000 3000" svg:d="M1500 0l1500 3000h-3000zM1500 447l-1176 2353h235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4T15:01:16.115981758</meta:creation-date>
    <dc:date>2021-02-09T11:52:08.457555725</dc:date>
    <meta:editing-duration>PT13H45M1S</meta:editing-duration>
    <meta:editing-cycles>35</meta:editing-cycles>
    <meta:generator>LibreOffice/7.0.4.2$MacOSX_X86_64 LibreOffice_project/dcf040e67528d9187c66b2379df5ea4407429775</meta:generator>
    <meta:print-date>2021-02-09T08:56:58.240608521</meta:print-date>
    <meta:document-statistic meta:object-count="32"/>
  </office:meta>
</office:document-meta>
</file>